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justify" style:justify-single-word="false"/>
      <style:text-properties officeooo:rsid="0000fa3a" officeooo:paragraph-rsid="0000fa3a"/>
    </style:style>
    <style:style style:name="P2" style:family="paragraph" style:parent-style-name="Standard">
      <style:paragraph-properties fo:text-align="justify" style:justify-single-word="false"/>
      <style:text-properties officeooo:rsid="00021201" officeooo:paragraph-rsid="00021201"/>
    </style:style>
    <style:style style:name="P3" style:family="paragraph" style:parent-style-name="Standard">
      <style:paragraph-properties fo:text-align="justify" style:justify-single-word="false"/>
      <style:text-properties officeooo:rsid="0002ce42" officeooo:paragraph-rsid="0002ce42"/>
    </style:style>
    <style:style style:name="P4" style:family="paragraph" style:parent-style-name="Standard">
      <style:paragraph-properties fo:text-align="justify" style:justify-single-word="false"/>
      <style:text-properties officeooo:paragraph-rsid="0000fa3a"/>
    </style:style>
    <style:style style:name="P5" style:family="paragraph" style:parent-style-name="Standard">
      <style:paragraph-properties fo:text-align="justify" style:justify-single-word="false"/>
      <style:text-properties officeooo:rsid="0007e3d1" officeooo:paragraph-rsid="0007e3d1"/>
    </style:style>
    <style:style style:name="P6" style:family="paragraph" style:parent-style-name="Standard">
      <style:paragraph-properties fo:text-align="justify" style:justify-single-word="false"/>
      <style:text-properties officeooo:rsid="000be564" officeooo:paragraph-rsid="000be564"/>
    </style:style>
    <style:style style:name="P7" style:family="paragraph" style:parent-style-name="Standard">
      <style:paragraph-properties fo:text-align="justify" style:justify-single-word="false"/>
      <style:text-properties officeooo:rsid="000de229" officeooo:paragraph-rsid="000de229"/>
    </style:style>
    <style:style style:name="P8" style:family="paragraph" style:parent-style-name="Standard">
      <style:paragraph-properties fo:text-align="justify" style:justify-single-word="false"/>
      <style:text-properties officeooo:rsid="000e59ed" officeooo:paragraph-rsid="000e59ed"/>
    </style:style>
    <style:style style:name="P9" style:family="paragraph" style:parent-style-name="Standard">
      <style:paragraph-properties fo:text-align="justify" style:justify-single-word="false"/>
      <style:text-properties fo:font-size="12pt" fo:font-weight="bold" officeooo:rsid="0005bd9a" officeooo:paragraph-rsid="00173670" style:font-size-asian="12pt" style:font-weight-asian="bold" style:font-size-complex="12pt" style:font-weight-complex="bold"/>
    </style:style>
    <style:style style:name="P10" style:family="paragraph" style:parent-style-name="Standard">
      <style:text-properties fo:font-size="12pt" fo:font-weight="bold" officeooo:rsid="00042c5e" officeooo:paragraph-rsid="00173670" style:font-size-asian="12pt" style:font-weight-asian="bold" style:font-size-complex="12pt" style:font-weight-complex="bold"/>
    </style:style>
    <style:style style:name="P11" style:family="paragraph" style:parent-style-name="Standard">
      <style:paragraph-properties fo:margin-left="1.251cm" fo:margin-right="0cm" fo:text-align="justify" style:justify-single-word="false" fo:text-indent="0cm" style:auto-text-indent="false"/>
      <style:text-properties officeooo:rsid="00069d63" officeooo:paragraph-rsid="000de229"/>
    </style:style>
    <style:style style:name="P12" style:family="paragraph" style:parent-style-name="Standard">
      <style:paragraph-properties fo:margin-left="1.251cm" fo:margin-right="0cm" fo:text-align="justify" style:justify-single-word="false" fo:text-indent="0cm" style:auto-text-indent="false"/>
      <style:text-properties officeooo:rsid="000de229" officeooo:paragraph-rsid="000de229"/>
    </style:style>
    <style:style style:name="P13" style:family="paragraph" style:parent-style-name="Standard">
      <style:paragraph-properties fo:margin-left="-1.251cm" fo:margin-right="0cm" fo:text-align="justify" style:justify-single-word="false" fo:text-indent="0cm" style:auto-text-indent="false"/>
      <style:text-properties officeooo:rsid="00032d47" officeooo:paragraph-rsid="00032d47"/>
    </style:style>
    <style:style style:name="P14" style:family="paragraph" style:parent-style-name="Standard">
      <style:paragraph-properties fo:margin-left="-1.251cm" fo:margin-right="0cm" fo:text-align="justify" style:justify-single-word="false" fo:text-indent="0cm" style:auto-text-indent="false"/>
      <style:text-properties officeooo:rsid="00032d47" officeooo:paragraph-rsid="00054c1b"/>
    </style:style>
    <style:style style:name="P15" style:family="paragraph" style:parent-style-name="Standard">
      <style:paragraph-properties fo:text-align="justify" style:justify-single-word="false"/>
      <style:text-properties officeooo:rsid="00032d47" officeooo:paragraph-rsid="0007e3d1"/>
    </style:style>
    <style:style style:name="P16" style:family="paragraph" style:parent-style-name="Standard">
      <style:paragraph-properties fo:text-align="justify" style:justify-single-word="false"/>
      <style:text-properties officeooo:rsid="00069d63" officeooo:paragraph-rsid="000be564"/>
    </style:style>
    <style:style style:name="P17" style:family="paragraph" style:parent-style-name="Standard">
      <style:paragraph-properties fo:text-align="justify" style:justify-single-word="false"/>
      <style:text-properties officeooo:rsid="00069d63" officeooo:paragraph-rsid="0022ab49"/>
    </style:style>
    <style:style style:name="P18" style:family="paragraph" style:parent-style-name="Standard">
      <style:paragraph-properties fo:margin-left="-1.251cm" fo:margin-right="0cm" fo:text-align="justify" style:justify-single-word="false" fo:text-indent="0cm" style:auto-text-indent="false"/>
      <style:text-properties officeooo:rsid="00054c1b" officeooo:paragraph-rsid="00054c1b"/>
    </style:style>
    <style:style style:name="P19" style:family="paragraph" style:parent-style-name="Heading_20_2" style:list-style-name=""/>
    <style:style style:name="P20" style:family="paragraph" style:parent-style-name="Heading_20_2">
      <style:text-properties officeooo:paragraph-rsid="0019d6db"/>
    </style:style>
    <style:style style:name="P21" style:family="paragraph" style:parent-style-name="Heading_20_2">
      <style:paragraph-properties fo:break-before="page"/>
    </style:style>
    <style:style style:name="T1" style:family="text">
      <style:text-properties fo:font-variant="normal" fo:text-transform="none" fo:color="#222222" style:font-name="Liberation Serif" fo:font-size="12pt" fo:letter-spacing="normal" fo:font-style="normal" fo:font-weight="normal" officeooo:rsid="0000fa3a" style:font-size-asian="12pt" style:font-size-complex="12pt"/>
    </style:style>
    <style:style style:name="T2" style:family="text">
      <style:text-properties fo:font-variant="normal" fo:text-transform="none" fo:color="#1155cc" style:font-name="Liberation Serif" fo:font-size="12pt" fo:letter-spacing="normal" fo:font-style="normal" fo:font-weight="normal" officeooo:rsid="0000fa3a" style:font-size-asian="12pt" style:font-size-complex="12pt"/>
    </style:style>
    <style:style style:name="T3" style:family="text">
      <style:text-properties officeooo:rsid="00021201"/>
    </style:style>
    <style:style style:name="T4" style:family="text">
      <style:text-properties officeooo:rsid="0002ce42"/>
    </style:style>
    <style:style style:name="T5" style:family="text">
      <style:text-properties officeooo:rsid="00032d47"/>
    </style:style>
    <style:style style:name="T6" style:family="text">
      <style:text-properties officeooo:rsid="00054c1b"/>
    </style:style>
    <style:style style:name="T7" style:family="text">
      <style:text-properties officeooo:rsid="00061f0a"/>
    </style:style>
    <style:style style:name="T8" style:family="text">
      <style:text-properties officeooo:rsid="00097614"/>
    </style:style>
    <style:style style:name="T9" style:family="text">
      <style:text-properties officeooo:rsid="000be564"/>
    </style:style>
    <style:style style:name="T10" style:family="text">
      <style:text-properties officeooo:rsid="000de229"/>
    </style:style>
    <style:style style:name="T11" style:family="text">
      <style:text-properties officeooo:rsid="0010ee37"/>
    </style:style>
    <style:style style:name="T12" style:family="text">
      <style:text-properties fo:font-weight="bold" style:font-weight-asian="bold" style:font-weight-complex="bold"/>
    </style:style>
    <style:style style:name="T13" style:family="text">
      <style:text-properties fo:font-weight="bold" officeooo:rsid="000de229" style:font-weight-asian="bold" style:font-weight-complex="bold"/>
    </style:style>
    <style:style style:name="T14" style:family="text">
      <style:text-properties officeooo:rsid="00134b47"/>
    </style:style>
    <style:style style:name="T15" style:family="text">
      <style:text-properties officeooo:rsid="00173670"/>
    </style:style>
    <style:style style:name="T16" style:family="text">
      <style:text-properties style:font-name="Liberation Serif" fo:font-size="12pt" officeooo:rsid="0000fa3a" style:font-size-asian="12pt" style:font-size-complex="12pt"/>
    </style:style>
    <style:style style:name="T17" style:family="text">
      <style:text-properties officeooo:rsid="001f5c4a"/>
    </style:style>
    <style:style style:name="T18" style:family="text">
      <style:text-properties officeooo:rsid="0021e476"/>
    </style:style>
    <style:style style:name="T19" style:family="text">
      <style:text-properties officeooo:rsid="0022ab49"/>
    </style:style>
    <style:style style:name="T20" style:family="text">
      <style:text-properties officeooo:rsid="0022e2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n't Stop Projektbeschreibung</text:h>
      <text:p text:style-name="P4"><text:span text:style-name="T16">Can't Stop ist ein Brettspiel. </text:span><text:span text:style-name="T1">Die Regeln und noch weitere Informationen über das Spiel finden Sie hier: </text:span><text:a xlink:type="simple" xlink:href="http://de.wikipedia.org/wiki/Can’t_Stop" office:target-frame-name="_blank" xlink:show="new"><text:span text:style-name="T2">http://de.wikipedia.org/wiki/</text:span></text:a><text:span text:style-name="T1"> </text:span></text:p>
      <text:p text:style-name="P1"/>
      <text:p text:style-name="P1">Mit diesem Projekt habe ich erzielt, dass ich damit meine aktuelle Kenntnisse demonstriere.</text:p>
      <text:p text:style-name="P1">Das originale Spiel wurde nachgeahmt und eine Online-Version wurde entwickelt. Das Online-Spiel ist ein Multi-<text:span text:style-name="T5">S</text:span>pieler Spiel, 2-4 Personen können durch Internet damit spielen. Alle Regel des Spiels wurden auch programmiert <text:span text:style-name="T8">werden</text:span>.</text:p>
      <text:h text:style-name="Heading_20_2" text:outline-level="2"><text:span text:style-name="T11">Übersicht der v</text:span>erwendete Technologie</text:h>
      <text:p text:style-name="P15">Java 7, Spring 3.0, Spring MVC, TDD, Junit 4, Mockito, log4j, Eclipse, GIT, AJAX, JSP/JSTL, Tomcat 7, JSON, Servlets, SOA</text:p>
      <text:p text:style-name="P1"/>
      <text:h text:style-name="Heading_20_2" text:outline-level="2">Architektur </text:h>
      <text:p text:style-name="P17"><text:span text:style-name="T20">Es ist e</text:span>ine <text:span text:style-name="T20">Objektorientiert, m</text:span>ulti-Tier J2EE Applikation. <text:span text:style-name="T20">Es ist i</text:span>nternationalisiert und <text:span text:style-name="T20">l</text:span>okalisiert, zurzeit Englisch und Deutsch sind unterstützt, weiter<text:span text:style-name="T20">e</text:span> Sprachen könnten eingesetzt werden. Bei der Planung wurde eine Serviceorientierte Architektur <text:span text:style-name="T19">(</text:span>SOA) geplant. Während der Entwicklung wurde der Testgetriebene Entwicklung gefolgt. (Mehr als 150 Unittest) Der Klient (Web Browser) nutzt JSON für die Kommunikation mit dem Server.</text:p>
      <text:p text:style-name="P17"/>
      <text:p text:style-name="P7">MVC Architektur wurde als Folgendes eingesetzt:</text:p>
      <text:p text:style-name="P11">Business Logic <text:span text:style-name="T10">(</text:span><text:span text:style-name="T13">Model</text:span><text:span text:style-name="T10">): POJOs (Plain Old Java Objekte)</text:span></text:p>
      <text:p text:style-name="P12"><text:span text:style-name="T12">Controller</text:span>: Servlets, <text:span text:style-name="T14">Spring MVC</text:span></text:p>
      <text:p text:style-name="P12"><text:span text:style-name="T12">View</text:span>: JSP, HTML, CSS, (AJAX, jQuery)</text:p>
      <text:h text:style-name="Heading_20_2" text:outline-level="2">Infrastruktur</text:h>
      <text:p text:style-name="P16">Applikationsserver: Tomcat 7</text:p>
      <text:p text:style-name="P8">Dependency Inje<text:span text:style-name="T18">c</text:span>tion: Spring 4</text:p>
      <text:p text:style-name="P16">Source-Code Management (SCM): GIT/GitHub</text:p>
      <text:p text:style-name="P6">Ticketing System: GitHub</text:p>
      <text:p text:style-name="P6">IDE: Eclipse Luna mit Mylyn, eGit</text:p>
      <text:p text:style-name="P6">Logging: log4j</text:p>
      <text:p text:style-name="P7">Test: Junit 4, Mocking mit Mockito</text:p>
      <text:h text:style-name="Heading_20_2" text:outline-level="2">Eingesetzte Design Patterns</text:h>
      <text:p text:style-name="P5">MVC, Factory, <text:span text:style-name="T9">Singleton, Transfer Object, Composite View, Front Controller</text:span></text:p>
      <text:h text:style-name="P19" text:outline-level="2"/>
      <text:h text:style-name="P21" text:outline-level="2">Projektgeschichte</text:h>
      <text:p text:style-name="P13"><text:tab/><text:span text:style-name="T17">Start</text:span> des Projekts: 10. September 2014</text:p>
      <text:p text:style-name="P14"><text:tab/>0.1 Version: <text:span text:style-name="T6">ca. </text:span>1<text:span text:style-name="T6">7</text:span>. September 2014</text:p>
      <text:p text:style-name="P18"><text:tab/>1.0 Version: ca. 1. Oktober 2014</text:p>
      <text:p text:style-name="P14"><text:tab/><text:span text:style-name="T6">2.0 Version: geplante Lieferung: 31. Oktober 2014</text:span></text:p>
      <text:h text:style-name="P20" text:outline-level="2">Versionen</text:h>
      <text:p text:style-name="P1">0.1 – Testversion für das Spiel.</text:p>
      <text:p text:style-name="P1">Es ist eine Standalone-Java Applikation mit vollständigen Regeln und Funktionalität. Diese Version hat eine textbasierte Benutzeroberfläche, keine graphische Benutzeroberfläche (GUI).</text:p>
      <text:p text:style-name="P1">Die Spieler sind nicht vernetzt, sie können nur am gleichen Computer spielen.</text:p>
      <text:p text:style-name="P1"/>
      <text:p text:style-name="P1">1.0 – <text:span text:style-name="T3">erste Web Version des Spiels</text:span></text:p>
      <text:p text:style-name="P2">Es ist eine echte Server-Klient Web Applikation. <text:span text:style-name="T4">Die Oberfläche wurde von Spring MVC gesteuert und generiert werden. Die pur JSP-Seite sind nicht geeignet für dieses Spiel. Die Möglichkeiten um die Probleme zu beseitigen sind SWING oder AJAX. Die Standalone Version könnte mit SWING weiterentwickelt werden oder die web basierte Version könnte mit AJAX/jQuery verbessern werden.</text:span></text:p>
      <text:p text:style-name="P2"/>
      <text:p text:style-name="P3">2.0 – weiterentwickelte AJAX-Version des Spiels</text:p>
      <text:p text:style-name="P3">Version 1.0 hat eine einfache und <text:span text:style-name="T7">rudimente Benutzeroberfläche. Sie wird mit einer </text:span>AJAX/jQuery <text:span text:style-name="T7">Version getauscht und mit CSS Redesigned.</text:span></text:p>
      <text:p text:style-name="P1"/>
      <text:h text:style-name="Heading_20_2" text:outline-level="2">Online Präsenz (Version 1.0)</text:h>
      <text:p text:style-name="P10"/>
      <text:p text:style-name="P10">GitHub : <text:a xlink:type="simple" xlink:href="https://github.com/buxi/java-kungfu">https://github.com/buxi/java-kungfu</text:a> <text:s/><text:span text:style-name="T15">(der Sourcecode)</text:span></text:p>
      <text:p text:style-name="P10"/>
      <text:p text:style-name="P10">Cloud : <text:a xlink:type="simple" xlink:href="http://cantstop-refs.rhcloud.com/CantStop/">http://cantstop-refs.rhcloud.com/CantStop/</text:a> <text:s/><text:span text:style-name="T15">(Das Spiel)</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xi </meta:initial-creator>
    <meta:creation-date>2014-10-21T19:43:53.423334701</meta:creation-date>
    <dc:date>2014-10-22T08:00:01.713184436</dc:date>
    <dc:creator>buxi </dc:creator>
    <meta:editing-duration>PT1H3M57S</meta:editing-duration>
    <meta:editing-cycles>38</meta:editing-cycles>
    <meta:generator>LibreOffice/4.2.6.3$Linux_X86_64 LibreOffice_project/420m0$Build-3</meta:generator>
    <meta:document-statistic meta:table-count="0" meta:image-count="0" meta:object-count="0" meta:page-count="2" meta:paragraph-count="38" meta:word-count="374" meta:character-count="2798" meta:non-whitespace-character-count="2451"/>
  </office:meta>
</office:document-meta>
</file>